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ry.Entry( int hash , int key , Object value , Entry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HashMap.rehas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tHashMap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HashMap.containsKey( in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tHashMap.remove( int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ntHashMap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HashMap.get( in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tHashMap.IntH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Hash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HashMap.IntHashMap( int initialCapacity , float loadFac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tHashMap.IntHashMap(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Hash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HashMap.put( int key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tHashMap.contains(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